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a44" officeooo:paragraph-rsid="00185a44"/>
    </style:style>
    <style:style style:name="P2" style:family="paragraph" style:parent-style-name="Standard">
      <style:text-properties officeooo:rsid="0018ce1d" officeooo:paragraph-rsid="0018ce1d"/>
    </style:style>
    <style:style style:name="P3" style:family="paragraph" style:parent-style-name="Standard">
      <style:text-properties officeooo:rsid="001a0a61" officeooo:paragraph-rsid="001a0a61"/>
    </style:style>
    <style:style style:name="P4" style:family="paragraph" style:parent-style-name="Standard">
      <style:text-properties officeooo:rsid="001a0a61" officeooo:paragraph-rsid="001a45a2"/>
    </style:style>
    <style:style style:name="P5" style:family="paragraph" style:parent-style-name="Standard">
      <style:text-properties officeooo:rsid="001a45a2" officeooo:paragraph-rsid="001a45a2"/>
    </style:style>
    <style:style style:name="P6" style:family="paragraph" style:parent-style-name="Standard">
      <style:text-properties officeooo:rsid="001a6322" officeooo:paragraph-rsid="001a6322"/>
    </style:style>
    <style:style style:name="P7" style:family="paragraph" style:parent-style-name="Standard">
      <style:text-properties officeooo:rsid="001ad8d2" officeooo:paragraph-rsid="001ad8d2"/>
    </style:style>
    <style:style style:name="P8" style:family="paragraph" style:parent-style-name="Standard">
      <style:text-properties officeooo:rsid="001c58e0" officeooo:paragraph-rsid="001c58e0"/>
    </style:style>
    <style:style style:name="T1" style:family="text">
      <style:text-properties officeooo:rsid="0018ce1d"/>
    </style:style>
    <style:style style:name="T2" style:family="text">
      <style:text-properties officeooo:rsid="001a45a2"/>
    </style:style>
    <style:style style:name="T3" style:family="text">
      <style:text-properties officeooo:rsid="001ad8d2"/>
    </style:style>
    <style:style style:name="T4" style:family="text">
      <style:text-properties officeooo:rsid="001c58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e Exercise:</text:p>
      <text:p text:style-name="P1">Problem Statement1:</text:p>
      <text:p text:style-name="P1">1. Git <text:s/>-Version</text:p>
      <text:p text:style-name="P1">2.mkdir test1</text:p>
      <text:p text:style-name="P1">3.cd test1</text:p>
      <text:p text:style-name="P1">4.git init</text:p>
      <text:p text:style-name="P1">5.git config -global init.defaultBranch master</text:p>
      <text:p text:style-name="P1">6.git init</text:p>
      <text:p text:style-name="P1">7.echo “test1”&gt;test</text:p>
      <text:p text:style-name="P1"><text:span text:style-name="T1">8.</text:span>ls -l</text:p>
      <text:p text:style-name="P2">9.git status</text:p>
      <text:p text:style-name="P2">10.git add .</text:p>
      <text:p text:style-name="P2">11.git status</text:p>
      <text:p text:style-name="P2">12.git commit -m "these are 4 files"</text:p>
      <text:p text:style-name="P2">13.git remote add origin <text:a xlink:type="simple" xlink:href="https://github.com/mkhyathisri2002/khyathisri.git" text:style-name="Internet_20_link" text:visited-style-name="Visited_20_Internet_20_Link">https://github.com/mkhyathisri2002/khyathisri.git</text:a></text:p>
      <text:p text:style-name="P2">14.git remote -v</text:p>
      <text:p text:style-name="P2">15.git push -u origin master</text:p>
      <text:p text:style-name="P2">16.ls</text:p>
      <text:p text:style-name="P2">17.nano test1</text:p>
      <text:p text:style-name="P2">18.git add .</text:p>
      <text:p text:style-name="P2">19.git commit -m "change2"</text:p>
      <text:p text:style-name="P2">20.git push -u origin master</text:p>
      <text:p text:style-name="P3">21.git branch</text:p>
      <text:p text:style-name="P3">22.git branch devopps1</text:p>
      <text:p text:style-name="P3">23.git checkout devopps1</text:p>
      <text:p text:style-name="P3">24.git branch</text:p>
      <text:p text:style-name="P3">25.echo "test3"&gt;file1</text:p>
      <text:p text:style-name="P3">26.echo "test4"&gt;file2</text:p>
      <text:p text:style-name="P3">27.ls -l</text:p>
      <text:p text:style-name="P3">28.git add .</text:p>
      <text:p text:style-name="P4">29.<text:span text:style-name="T1">git commit -m "change</text:span><text:span text:style-name="T2">4</text:span><text:span text:style-name="T1">"</text:span></text:p>
      <text:p text:style-name="P5">30.git push -u origin devopps1</text:p>
      <text:p text:style-name="P5">31. git branch</text:p>
      <text:p text:style-name="P5">32.git checkout master</text:p>
      <text:p text:style-name="P5">33. git merge devopps1</text:p>
      <text:p text:style-name="P5">34.git log -p</text:p>
      <text:p text:style-name="P6">35.git log –oneline</text:p>
      <text:p text:style-name="P6">36.cd</text:p>
      <text:p text:style-name="P6">37.git clone <text:a xlink:type="simple" xlink:href="https://github.com/mkhyathisri2002/" text:style-name="Internet_20_link" text:visited-style-name="Visited_20_Internet_20_Link">https://github.com/mkhyathisri2002/</text:a></text:p>
      <text:p text:style-name="P6">38.ls -l</text:p>
      <text:p text:style-name="P6">39.cd khyathisri</text:p>
      <text:p text:style-name="P6">40.ls</text:p>
      <text:p text:style-name="P7">41.mkdir dev1</text:p>
      <text:p text:style-name="P7">42. cd dev1</text:p>
      <text:p text:style-name="P6">4<text:span text:style-name="T3">3.git remote -v</text:span></text:p>
      <text:p text:style-name="P7">44.git pull https://github.com/mkhyathisri2002/khyathisri.git master</text:p>
      <text:p text:style-name="P7">45.<text:span text:style-name="T4">git branch</text:span></text:p>
      <text:p text:style-name="P8">46.ls -l</text:p>
      <text:p text:style-name="P8">47.git branch m1</text:p>
      <text:p text:style-name="P8"><text:soft-page-break/>48.git checkout m1</text:p>
      <text:p text:style-name="P8">49.echo “apple1”&gt;fruit</text:p>
      <text:p text:style-name="P8">50.ls</text:p>
      <text:p text:style-name="P8">51.git checkout master</text:p>
      <text:p text:style-name="P8">52.ls</text:p>
      <text:p text:style-name="P8">53.git chechout m1</text:p>
      <text:p text:style-name="P8">54.ls</text:p>
      <text:p text:style-name="P8">55.git rebase mas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04:17:46.362004049</meta:creation-date>
    <dc:date>2024-12-14T05:28:29.153160477</dc:date>
    <meta:editing-duration>PT8M2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155" meta:character-count="1065" meta:non-whitespace-character-count="966"/>
  </office:meta>
</office:document-meta>
</file>